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15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16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14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06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2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21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2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15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1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2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27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15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31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2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1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1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08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2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29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28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30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19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2-1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1-12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30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14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2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05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18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9-20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8-1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25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30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07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27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14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23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14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12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27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13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17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9-1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8-12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5-24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4-19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6-01-19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5-11-03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5-09-01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5-06-03 2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4-12-2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4-09-30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4-08-19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4-06-17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4-04-18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4-02-07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3-11-20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3-08-16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3-06-13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3-05-21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3-04-02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2-12-07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2-10-18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2-06-19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2-05-02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2-02-09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1-11-04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1-09-16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1-07-13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1-04-05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0-11-30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0-10-21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0-08-24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0-06-18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0-04-22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10-02-11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9-12-14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9-10-13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9-07-17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9-05-18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9-03-20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9-01-13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8-12-05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8-10-15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8-08-01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8-05-02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8-04-03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8-01-04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7-10-10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7-07-24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7-06-08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7-04-11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7-02-09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6-11-21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6-09-25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6-07-18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6-05-17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6-04-05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6-02-16 2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5-12-09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5-10-11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5-08-31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5-06-17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5-05-05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5-03-17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5-02-14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4-12-18 23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4-09-30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4-07-20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4-05-13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4-02-09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4-02-05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3-11-21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3-09-29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3-07-10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3-05-07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3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2-12-06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2-10-04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2-08-20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2-06-19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2-05-01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2-02-20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1-12-12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1-11-02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1-09-11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1-07-16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1-04-30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1-02-13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0-12-08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0-10-12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0-09-12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0-07-14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0-05-1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0-03-15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2000-01-27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9-11-09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9-09-09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9-05-2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9-03-12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8-12-10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8-10-22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7-10-2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2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2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2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2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2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2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2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2121122442011</text:p>
          </table:table-cell>
          <table:table-cell office:value-type="string" calcext:value-type="string">
            <text:p>1992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296" meta:object-count="0"/>
    <meta:user-defined meta:name="AppVersion">3.0</meta:user-defined>
  </office:meta>
</office:document-meta>
</file>